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64cm" fo:min-width="0.844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1.9cm" svg:height="2cm" svg:x="3.245cm" svg:y="5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cm" svg:height="2cm" svg:x="6.6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cm" svg:height="2cm" svg:x="9.9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cm" svg:height="2cm" svg:x="13.024cm" svg:y="5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5.2cm" svg:y1="6.4cm" svg:x2="6.7cm" svg:y2="6.4cm">
          <text:p/>
        </draw:line>
        <draw:line draw:style-name="gr2" draw:text-style-name="P2" draw:layer="layout" svg:x1="8.4cm" svg:y1="6.4cm" svg:x2="9.9cm" svg:y2="6.4cm">
          <text:p/>
        </draw:line>
        <draw:line draw:style-name="gr2" draw:text-style-name="P2" draw:layer="layout" svg:x1="11.5cm" svg:y1="6.4cm" svg:x2="13cm" svg:y2="6.4cm">
          <text:p/>
        </draw:line>
        <draw:line draw:style-name="gr2" draw:text-style-name="P2" draw:layer="layout" svg:x1="1.7cm" svg:y1="6.4cm" svg:x2="3.2cm" svg:y2="6.4cm">
          <text:p/>
        </draw:line>
        <draw:frame draw:style-name="gr3" draw:text-style-name="P3" draw:layer="layout" svg:width="0.642cm" svg:height="0.962cm" svg:x="5.458cm" svg:y="5.038cm">
          <draw:text-box>
            <text:p>l</text:p>
          </draw:text-box>
        </draw:frame>
        <draw:frame draw:style-name="gr3" draw:text-style-name="P3" draw:layer="layout" svg:width="0.853cm" svg:height="0.962cm" svg:x="11.847cm" svg:y="5cm">
          <draw:text-box>
            <text:p>b</text:p>
          </draw:text-box>
        </draw:frame>
        <draw:frame draw:style-name="gr3" draw:text-style-name="P3" draw:layer="layout" svg:width="2.504cm" svg:height="0.962cm" svg:x="7.996cm" svg:y="4.538cm">
          <draw:text-box>
            <text:p>epsilo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16T00:22:14.662853843</meta:creation-date>
    <dc:date>2020-10-16T00:30:56.905082570</dc:date>
    <meta:editing-duration>PT8M44S</meta:editing-duration>
    <meta:editing-cycles>1</meta:editing-cycles>
    <meta:document-statistic meta:object-count="11"/>
    <meta:generator>LibreOffice/6.0.7.3$Linux_X86_64 LibreOffice_project/00m0$Build-3</meta:generator>
  </office:meta>
</office:document-meta>
</file>